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1820c" officeooo:paragraph-rsid="0001820c"/>
    </style:style>
    <style:style style:name="P2" style:family="paragraph" style:parent-style-name="Standard">
      <style:text-properties officeooo:rsid="00029dc3" officeooo:paragraph-rsid="00029dc3"/>
    </style:style>
    <style:style style:name="P3" style:family="paragraph" style:parent-style-name="Standard">
      <style:text-properties officeooo:rsid="0003bee7" officeooo:paragraph-rsid="0003b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 attempt to pack 5 binarytree.js benchmark instances into 1BG</text:p>
      <text:p text:style-name="P1"/>
      <text:p text:style-name="P1">Free run – no monitor process</text:p>
      <text:p text:style-name="P2">OK &gt; 0:2:11.0 </text:p>
      <text:p text:style-name="P2">OK &gt; 0:2:12.0 </text:p>
      <text:p text:style-name="P2">OK &gt; 0:2:12.0 </text:p>
      <text:p text:style-name="P2">OK &gt; 0:2:15.0 </text:p>
      <text:p text:style-name="P2">OK &gt; 0:2:15.0 </text:p>
      <text:p text:style-name="P1"/>
      <text:p text:style-name="P1">No Policy</text:p>
      <text:p text:style-name="P1">OK &gt; 0:2:6.0 </text:p>
      <text:p text:style-name="P1">OK &gt; 0:2:11.0 </text:p>
      <text:p text:style-name="P1">OK &gt; 0:2:13.0 </text:p>
      <text:p text:style-name="P1">OK &gt; 0:2:14.0 </text:p>
      <text:p text:style-name="P1">OK &gt; 0:2:14.0 </text:p>
      <text:p text:style-name="P1"/>
      <text:p text:style-name="P1">Equal Share</text:p>
      <text:p text:style-name="P1">All processes finished </text:p>
      <text:p text:style-name="P1">OK &gt; 0:3:45.0 </text:p>
      <text:p text:style-name="P1">OK &gt; 0:3:47.0 </text:p>
      <text:p text:style-name="P1">OK &gt; 0:3:48.0 </text:p>
      <text:p text:style-name="P1">OK &gt; 0:3:48.0 </text:p>
      <text:p text:style-name="P1">OK &gt; 0:3:48.0 </text:p>
      <text:p text:style-name="P1"/>
      <text:p text:style-name="P1">Inverse Throughput Policy</text:p>
      <text:p text:style-name="P3">OK &gt; 0:3:41.0 </text:p>
      <text:p text:style-name="P3">OK &gt; 0:3:43.0 </text:p>
      <text:p text:style-name="P3">OK &gt; 0:3:46.0 </text:p>
      <text:p text:style-name="P3">OK &gt; 0:3:47.0 </text:p>
      <text:p text:style-name="P3">OK &gt; 0:3:48.0 </text:p>
      <text:p text:style-name="P3"/>
      <text:p text:style-name="P1">Robin Hood</text:p>
      <text:p text:style-name="P1">XX &gt; 0:0:57.0 </text:p>
      <text:p text:style-name="P1">XX &gt; 0:0:58.0 </text:p>
      <text:p text:style-name="P1">XX &gt; 0:1:17.0 </text:p>
      <text:p text:style-name="P1">OK &gt; 0:1:40.0 </text:p>
      <text:p text:style-name="P1">OK &gt; 0:1:43.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31:31.926735052</meta:creation-date>
    <dc:date>2016-02-18T15:17:53.291447799</dc:date>
    <meta:editing-duration>PT10M3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02" meta:character-count="522" meta:non-whitespace-character-count="425"/>
  </office:meta>
</office:document-meta>
</file>